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2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e8aa5aa"/>
    </style:style>
    <style:style style:name="P40" style:family="paragraph" style:parent-style-name="Standard">
      <style:text-properties officeooo:rsid="0e8aa5aa" officeooo:paragraph-rsid="0e8aa5aa"/>
    </style:style>
    <style:style style:name="P41" style:family="paragraph" style:parent-style-name="Standard">
      <style:text-properties officeooo:rsid="0e8aa5aa" officeooo:paragraph-rsid="0fb9804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4" style:family="paragraph" style:parent-style-name="Footnote">
      <style:text-properties officeooo:rsid="043ccc66" officeooo:paragraph-rsid="0e849f1d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text-align="center" style:justify-single-word="false"/>
      <style:text-properties officeooo:paragraph-rsid="0cc50ec9"/>
    </style:style>
    <style:style style:name="P47" style:family="paragraph" style:parent-style-name="Standard">
      <style:paragraph-properties fo:text-align="center" style:justify-single-word="false"/>
      <style:text-properties officeooo:paragraph-rsid="0c8b5238"/>
    </style:style>
    <style:style style:name="P48" style:family="paragraph" style:parent-style-name="Standard">
      <style:paragraph-properties fo:text-align="center" style:justify-single-word="false"/>
      <style:text-properties officeooo:paragraph-rsid="0d1ec96e"/>
    </style:style>
    <style:style style:name="P49" style:family="paragraph" style:parent-style-name="Standard">
      <style:paragraph-properties fo:text-align="center" style:justify-single-word="false"/>
      <style:text-properties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text-align="center" style:justify-single-word="false"/>
      <style:text-properties officeooo:paragraph-rsid="0fd58c4e"/>
    </style:style>
    <style:style style:name="P52" style:family="paragraph" style:parent-style-name="Standard">
      <style:paragraph-properties fo:text-align="center" style:justify-single-word="false"/>
      <style:text-properties officeooo:paragraph-rsid="0cc5fe5b"/>
    </style:style>
    <style:style style:name="P53" style:family="paragraph" style:parent-style-name="Standard">
      <style:paragraph-properties fo:text-align="center" style:justify-single-word="false"/>
      <style:text-properties officeooo:paragraph-rsid="0e38fc62"/>
    </style:style>
    <style:style style:name="P54" style:family="paragraph" style:parent-style-name="Standard">
      <style:paragraph-properties fo:text-align="center" style:justify-single-word="false"/>
      <style:text-properties officeooo:paragraph-rsid="0e82f1b0"/>
    </style:style>
    <style:style style:name="P55" style:family="paragraph" style:parent-style-name="Standard">
      <style:paragraph-properties fo:text-align="center" style:justify-single-word="false"/>
      <style:text-properties officeooo:paragraph-rsid="10b8151a"/>
    </style:style>
    <style:style style:name="P56" style:family="paragraph" style:parent-style-name="Standard">
      <style:text-properties officeooo:paragraph-rsid="0fad1a3f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245b8e"/>
    </style:style>
    <style:style style:name="P59" style:family="paragraph" style:parent-style-name="Standard">
      <style:text-properties officeooo:rsid="101e3872" officeooo:paragraph-rsid="10505b46"/>
    </style:style>
    <style:style style:name="P60" style:family="paragraph" style:parent-style-name="Standard">
      <style:text-properties officeooo:paragraph-rsid="1057599b"/>
    </style:style>
    <style:style style:name="P61" style:family="paragraph" style:parent-style-name="Footnote">
      <style:text-properties officeooo:paragraph-rsid="107b5934"/>
    </style:style>
    <style:style style:name="P62" style:family="paragraph" style:parent-style-name="Footnote">
      <style:text-properties officeooo:paragraph-rsid="108b0ed7"/>
    </style:style>
    <style:style style:name="P63" style:family="paragraph" style:parent-style-name="Standard">
      <style:text-properties officeooo:paragraph-rsid="10b975fb"/>
    </style:style>
    <style:style style:name="P64" style:family="paragraph" style:parent-style-name="Standard">
      <style:text-properties officeooo:paragraph-rsid="10ba098e"/>
    </style:style>
    <style:style style:name="P65" style:family="paragraph" style:parent-style-name="Standard">
      <style:text-properties officeooo:paragraph-rsid="10be1a4c"/>
    </style:style>
    <style:style style:name="P66" style:family="paragraph" style:parent-style-name="Standard">
      <style:text-properties officeooo:paragraph-rsid="10bef563"/>
    </style:style>
    <style:style style:name="P67" style:family="paragraph" style:parent-style-name="Standard">
      <style:text-properties officeooo:paragraph-rsid="10c8c30e"/>
    </style:style>
    <style:style style:name="P6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76" style:family="paragraph" style:parent-style-name="Standard">
      <style:text-properties officeooo:rsid="104324ed" officeooo:paragraph-rsid="10ca7d50"/>
    </style:style>
    <style:style style:name="P77" style:family="paragraph" style:parent-style-name="Standard">
      <style:text-properties officeooo:paragraph-rsid="10ca7d50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style:font-size-asian="12pt" style:font-size-complex="12pt"/>
    </style:style>
    <style:style style:name="T17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style:use-window-font-color="true" loext:opacity="0%" style:font-name="Liberation Sans" officeooo:rsid="047da547"/>
    </style:style>
    <style:style style:name="T18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style:font-size-asian="12pt" style:font-size-complex="12pt"/>
    </style:style>
    <style:style style:name="T213" style:family="text">
      <style:text-properties style:use-window-font-color="true" loext:opacity="0%" style:font-name="Liberation Sans" officeooo:rsid="0efd8e5c"/>
    </style:style>
    <style:style style:name="T21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officeooo:rsid="04473353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font-size="10pt" officeooo:rsid="04473353" style:font-size-asian="10pt" style:font-size-complex="10pt"/>
    </style:style>
    <style:style style:name="T2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4" style:family="text">
      <style:text-properties officeooo:rsid="0f0ca65a"/>
    </style:style>
    <style:style style:name="T225" style:family="text">
      <style:text-properties officeooo:rsid="0aace3cd"/>
    </style:style>
    <style:style style:name="T226" style:family="text">
      <style:text-properties officeooo:rsid="0f95a7a0"/>
    </style:style>
    <style:style style:name="T227" style:family="text">
      <style:text-properties officeooo:rsid="0f8f58bd"/>
    </style:style>
    <style:style style:name="T228" style:family="text">
      <style:text-properties style:font-name="Ubuntu1" fo:font-size="10pt" officeooo:rsid="04473353" style:font-size-asian="10pt" style:font-size-complex="10pt"/>
    </style:style>
    <style:style style:name="T229" style:family="text">
      <style:text-properties style:text-underline-style="none"/>
    </style:style>
    <style:style style:name="T230" style:family="text">
      <style:text-properties officeooo:rsid="108e61e7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68"><text:span text:style-name="T139">C</text:span><text:span text:style-name="T138">hecklist voor </text:span><text:span text:style-name="T140">de installatie</text:span><text:span text:style-name="T138"> van </text:span><text:span text:style-name="T138"><text:user-field-get text:name="Distro">Debian</text:user-field-get></text:span><text:span text:style-name="T141"><text:s/></text:span><text:span text:style-name="T141"><text:user-field-get text:name="Version">12</text:user-field-get></text:span><text:span text:style-name="T142"><text:note text:id="ftn1" text:note-class="footnote"><text:note-citation>1</text:note-citation><text:note-body><text:p text:style-name="P18"><text:span text:style-name="T237">D</text:span><text:span text:style-name="T238">eze </text:span><text:span text:style-name="Strong_20_Emphasis"><text:span text:style-name="T247"><text:user-field-get text:name="Distro">Debian</text:user-field-get></text:span></text:span><text:span text:style-name="T239"><text:s/></text:span><text:span text:style-name="T246"><text:user-field-get text:name="Version">12</text:user-field-get></text:span><text:span text:style-name="T246"><text:s/>Server</text:span><text:span text:style-name="T238"> (codenaam </text:span><text:span text:style-name="T240">bookworm</text:span><text:span text:style-name="T238">) van </text:span><text:span text:style-name="T241">juni</text:span><text:span text:style-name="T242"> </text:span><text:span text:style-name="Strong_20_Emphasis"><text:span text:style-name="T248"><text:user-field-get text:name="Releaseyear">2023</text:user-field-get></text:span></text:span><text:span text:style-name="T243"><text:s/></text:span><text:span text:style-name="T237">is een zogenaamde </text:span><text:span text:style-name="T238">LTS-</text:span><text:span text:style-name="T237">versie</text:span><text:span text:style-name="T238"> </text:span><text:span text:style-name="T237">(</text:span><text:span text:style-name="T238">staat voor Long-Term Support, </text:span><text:span text:style-name="T244">langetermijnondersteuning</text:span><text:span text:style-name="T237">)</text:span><text:span text:style-name="T244"> </text:span><text:span text:style-name="T245">en</text:span><text:span text:style-name="T243"> </text:span><text:span text:style-name="T238">wordt gedurende 5 jaar ondersteund tot </text:span><text:span text:style-name="T241">juni</text:span><text:span text:style-name="T238"> 202</text:span><text:span text:style-name="T241">8</text:span><text:span text:style-name="T238">.</text:span></text:p></text:note-body></text:note></text:span><text:span text:style-name="T143"><text:s/></text:span><text:span text:style-name="T144">Server</text:span><text:span text:style-name="T178">.</text:span></text:p>
      <text:p text:style-name="P30"/>
      <text:p text:style-name="P30">Dit is een invulbare PDF, afdrukken is niet noodzakelijk.</text:p>
      <text:p text:style-name="P31"/>
      <text:p text:style-name="P29"><text:span text:style-name="T15">Vul </text:span><text:span text:style-name="T16">achter</text:span><text:span text:style-name="T13"> de </text:span><text:span text:style-name="Definition"><text:span text:style-name="T224">ONDERSTREEPTE</text:span></text:span><text:span text:style-name="T1"> </text:span><text:span text:style-name="T14">woorden</text:span><text:span text:style-name="T13"> het</text:span><text:span text:style-name="Strong_20_Emphasis"><text:span text:style-name="T223"> </text:span></text:span><text:span text:style-name="Strong_20_Emphasis"><text:span text:style-name="T222">tekstvak</text:span></text:span><text:span text:style-name="T14"> </text:span><text:span text:style-name="T15">in,</text:span><text:span text:style-name="T14"> </text:span><text:span text:style-name="T179">zie </text:span><text:span text:style-name="T213">[</text:span><text:span text:style-name="T179">toelichting</text:span><text:span text:style-name="T213">]</text:span><text:span text:style-name="T14">:</text:span></text:p>
      <text:p text:style-name="P21"><text:span text:style-name="Definition"><text:span text:style-name="T18">GEBRUIKER</text:span></text:span><text:span text:style-name="T187"><text:tab/><text:tab/></text:span><text:span text:style-name="T212"> <text:tab/><text:tab/></text:span><text:span text:style-name="T188"><draw:control text:anchor-type="as-char" svg:y="-0.4cm" draw:z-index="11" draw:name="Gebruiker 3" draw:style-name="gr2" draw:text-style-name="P82" svg:width="6.4cm" svg:height="0.6cm" draw:control="control10"><svg:title>Gebruiker</svg:title><svg:desc>Volledige naam, bijv. Jan Stek</svg:desc></draw:control></text:span><text:span text:style-name="T188"><text:tab/> <text:s text:c="2"/></text:span><text:span text:style-name="T189">[</text:span><text:span text:style-name="T190">N</text:span><text:span text:style-name="T182">aam, bijv. </text:span><text:span text:style-name="T184">J</text:span><text:span text:style-name="T210">a</text:span><text:span text:style-name="T184">n </text:span><text:span text:style-name="T210">Jansen</text:span><text:span text:style-name="T211">]</text:span></text:p>
      <text:p text:style-name="P66"><text:span text:style-name="Definition"><text:span text:style-name="T181">g</text:span></text:span><text:span text:style-name="Definition">ebruikersnaam</text:span><text:span text:style-name="Definition"><text:span text:style-name="T229"><text:tab/></text:span></text:span><text:span text:style-name="T180"><draw:control text:anchor-type="as-char" svg:y="-0.4cm" draw:z-index="12" draw:name="Gberuikersnaam 3" draw:style-name="gr2" draw:text-style-name="P82" svg:width="6.4cm" svg:height="0.6cm" draw:control="control11"><svg:title>Gebruikersnaam</svg:title><svg:desc>Korte naam, bijv. jan</svg:desc></draw:control></text:span><text:span text:style-name="T180"><text:tab/> <text:s text:c="2"/></text:span><text:span text:style-name="T5">[</text:span><text:span text:style-name="T6">Gebruikers</text:span><text:span text:style-name="T5">naam</text:span><text:span text:style-name="T4">, bijv. </text:span><text:span text:style-name="T161">j</text:span><text:span text:style-name="T162">a</text:span><text:span text:style-name="T161">n</text:span><text:span text:style-name="T163">]</text:span></text:p>
      <text:p text:style-name="P21"><text:span text:style-name="Definition"><text:span text:style-name="T230">server</text:span></text:span><text:span text:style-name="Definition">NAAM</text:span><text:span text:style-name="T191"><text:tab/><text:tab/><text:tab/></text:span><draw:control text:anchor-type="as-char" svg:y="-0.4cm" draw:z-index="13" draw:name="Computernaam 2" draw:style-name="gr2" draw:text-style-name="P82" svg:width="6.4cm" svg:height="0.6cm" draw:control="control12"><svg:title>Computernaam</svg:title><svg:desc>Unieke naam van de computer</svg:desc></draw:control><text:tab/> <text:s text:c="2"/><text:span text:style-name="T194">[</text:span><text:span text:style-name="T195">N</text:span><text:span text:style-name="T192">aam van de </text:span><text:span text:style-name="T198">serv</text:span><text:span text:style-name="T192">e</text:span><text:span text:style-name="T193">r, </text:span><text:span text:style-name="T196">bijv. </text:span><text:span text:style-name="T198">sv</text:span><text:span text:style-name="T197">02</text:span><text:span text:style-name="T194">]</text:span></text:p>
      <text:p text:style-name="P21"><text:span text:style-name="Definition"><text:span text:style-name="T200">GEBRUIKER</text:span></text:span><text:span text:style-name="Definition"><text:span text:style-name="T209"><text:tab/></text:span></text:span><text:span text:style-name="T199"><text:tab/></text:span><text:span text:style-name="T212"> <text:tab/><text:tab/></text:span><text:span text:style-name="T188"><draw:control text:anchor-type="as-char" svg:y="-0.4cm" draw:z-index="14" draw:name="Gebruiker 4" draw:style-name="gr2" draw:text-style-name="P82" svg:width="6.4cm" svg:height="0.6cm" draw:control="control13"><svg:title>Gebruiker</svg:title><svg:desc>Volledige naam, bijv. Jan Stek</svg:desc></draw:control></text:span><text:span text:style-name="T188"><text:tab/> <text:s text:c="2"/></text:span><text:span text:style-name="T189">[</text:span><text:span text:style-name="T190">N</text:span><text:span text:style-name="T182">aam </text:span><text:span text:style-name="T185">evt. 2</text:span><text:span text:style-name="T214">e</text:span><text:span text:style-name="T183"> gebruiker</text:span><text:span text:style-name="T186">]</text:span></text:p>
      <text:p text:style-name="P66"><text:span text:style-name="Definition"><text:span text:style-name="T200">GEBRUIKERSN</text:span></text:span><text:span text:style-name="Definition"><text:span text:style-name="T201">aa</text:span></text:span><text:span text:style-name="Definition"><text:span text:style-name="T200">M</text:span></text:span><text:span text:style-name="Definition"><text:span text:style-name="T209"><text:tab/></text:span></text:span><text:span text:style-name="T180"><draw:control text:anchor-type="as-char" svg:y="-0.4cm" draw:z-index="15" draw:name="Gberuikersnaam 4" draw:style-name="gr2" draw:text-style-name="P82" svg:width="6.4cm" svg:height="0.6cm" draw:control="control14"><svg:title>Gebruikersnaam</svg:title><svg:desc>Korte naam, bijv. jan</svg:desc></draw:control></text:span><text:span text:style-name="T180"><text:tab/> <text:s text:c="2"/></text:span><text:span text:style-name="T202">[</text:span><text:span text:style-name="T203">Gebruikers</text:span><text:span text:style-name="T202">naam</text:span><text:span text:style-name="T204"> </text:span><text:span text:style-name="T205">e</text:span><text:span text:style-name="T206">vt. 2</text:span><text:span text:style-name="T215">e</text:span><text:span text:style-name="T206"> </text:span><text:span text:style-name="T207">gebruiker</text:span><text:span text:style-name="T208">]</text:span></text:p>
      <text:p text:style-name="P20"><text:span text:style-name="T145">Vervang </text:span><text:span text:style-name="T148">de</text:span><text:span text:style-name="T145"> </text:span><text:span text:style-name="Definition"><text:span text:style-name="T19">ONDERSTREEPTE</text:span></text:span><text:span text:style-name="T145"> </text:span><text:span text:style-name="T146">woorden </text:span><text:span text:style-name="T145">in deze checklist door </text:span><text:span text:style-name="T148">d</text:span><text:span text:style-name="T150">i</text:span><text:span text:style-name="T148">e </text:span><text:span text:style-name="T149">in </text:span><text:span text:style-name="T150">het</text:span><text:span text:style-name="Strong_20_Emphasis"><text:span text:style-name="T35"> </text:span></text:span><text:span text:style-name="Strong_20_Emphasis"><text:span text:style-name="T40">tekstvak</text:span></text:span><text:span text:style-name="T145">.</text:span></text:p>
      <text:p text:style-name="P23"/>
      <text:p text:style-name="P23"/>
      <text:p text:style-name="P22"><text:span text:style-name="T159">Nog niet op Linux?</text:span><text:span text:style-name="T152"><text:tab/></text:span><text:span text:style-name="T155">G</text:span><text:span text:style-name="T153">ebruik </text:span><text:span text:style-name="Strong_20_Emphasis"><text:span text:style-name="T164">Checklist </text:span></text:span><text:span text:style-name="Strong_20_Emphasis"><text:span text:style-name="T165">overzetten</text:span></text:span><text:span text:style-name="T153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4"> onder </text:span><text:span text:style-name="T160">Linux</text:span><text:span text:style-name="T147">.</text:span></text:p>
      <text:p text:style-name="P22"><text:span text:style-name="T157">Nieuwe installatie?</text:span><text:span text:style-name="T147"><text:tab/></text:span><text:span text:style-name="T155">B</text:span><text:span text:style-name="T147">egin bij hoofdstuk </text:span><text:span text:style-name="T157"><text:bookmark-ref text:reference-format="page" text:ref-name="__RefNumPara__4009_1271708128">2</text:bookmark-ref></text:span><text:span text:style-name="T157"><text:s text:c="2"/></text:span><text:span text:style-name="T158"><text:bookmark-ref text:reference-format="text" text:ref-name="__RefNumPara__4009_1271708128">Installatie uitvoeren</text:bookmark-ref></text:span><text:span text:style-name="T151">.</text:span></text:p>
      <text:p text:style-name="P19"><text:span text:style-name="Strong_20_Emphasis"><text:span text:style-name="T156"/></text:span></text:p>
      <text:p text:style-name="P19"><text:span text:style-name="Strong_20_Emphasis"><text:span text:style-name="T156"/></text:span></text:p>
      <text:list text:style-name="L1">
        <text:list-item>
          <text:p text:style-name="P69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8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8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2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3"><text:note text:id="ftn2" text:note-class="footnote"><text:note-citation>2</text:note-citation><text:note-body><text:p text:style-name="P16"><text:span text:style-name="T124">E</text:span><text:span text:style-name="T125">v</text:span><text:span text:style-name="T126">en</text:span><text:span text:style-name="T128">t</text:span><text:span text:style-name="T129">uele </text:span><text:span text:style-name="T130">extra </text:span><text:span text:style-name="Definition"><text:span text:style-name="T218">gebruiker</text:span></text:span><text:span text:style-name="T130">s aanmelden </text:span><text:span text:style-name="T131">en dezelfde stappen uitvoeren</text:span><text:span text:style-name="T127">.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32"><text:s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3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5"><text:span text:style-name="Strong_20_Emphasis"><text:span text:style-name="T83"><draw:control text:anchor-type="as-char" draw:z-index="16" draw:name="Vorm 5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2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84">Typ: </text:span></text:span><text:span text:style-name="User_20_Entry"><text:span text:style-name="T13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40"><text:span text:style-name="T3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55"><text:span text:style-name="Strong_20_Emphasis"><text:span text:style-name="T83"><draw:control text:anchor-type="as-char" draw:z-index="17" draw:name="Vorm 7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83"><draw:control text:anchor-type="as-char" draw:z-index="18" draw:name="Vorm 8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3"><text:span text:style-name="Strong_20_Emphasis"><text:span text:style-name="T84">Typ: </text:span></text:span><text:span text:style-name="Strong_20_Emphasis"><text:span text:style-name="T13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0"><text:span text:style-name="Strong_20_Emphasis"><text:span text:style-name="T38">Kie</text:span></text:span><text:span text:style-name="Strong_20_Emphasis"><text:span text:style-name="T43">s</text:span></text:span><text:span text:style-name="Strong_20_Emphasis"><text:span text:style-name="T38"> </text:span></text:span><text:span text:style-name="Strong_20_Emphasis"><text:span text:style-name="T70">1</text:span></text:span><text:span text:style-name="Strong_20_Emphasis"><text:span text:style-name="T57"> Installatie voorbereiden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8" office:value-type="string">
            <text:p text:style-name="P41"><text:span text:style-name="T3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0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48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5"><text:span text:style-name="T173">Start de computer op vanaf</text:span><text:span text:style-name="T173"><text:note text:id="ftn3" text:note-class="footnote"><text:note-citation>1</text:note-citation><text:note-body><text:p text:style-name="P62"><text:span text:style-name="T116">B</text:span><text:span text:style-name="T117">ootmenu/</text:span><text:span text:style-name="T116">S</text:span><text:span text:style-name="T117">etup</text:span><text:span text:style-name="T115"> via </text:span><text:span text:style-name="T113">é</text:span><text:span text:style-name="T114">é</text:span><text:span text:style-name="T116">n van de </text:span><text:span text:style-name="Definition"><text:span text:style-name="T118">Veelgebruikte toetsen:</text:span></text:span><text:span text:style-name="Definition"><text:span text:style-name="T119"> </text:span></text:span><text:span text:style-name="User_20_Entry"><text:span text:style-name="T135">Esc</text:span></text:span><text:span text:style-name="User_20_Entry"><text:span text:style-name="T122">,</text:span></text:span><text:span text:style-name="Definition"><text:span text:style-name="T119"> </text:span></text:span><text:span text:style-name="User_20_Entry"><text:span text:style-name="T135">Delete</text:span></text:span><text:span text:style-name="User_20_Entry"><text:span text:style-name="T123">,</text:span></text:span><text:span text:style-name="Definition"><text:span text:style-name="T119"> </text:span></text:span><text:span text:style-name="User_20_Entry"><text:span text:style-name="T135">F1</text:span></text:span><text:span text:style-name="User_20_Entry"><text:span text:style-name="T123">,</text:span></text:span><text:span text:style-name="Definition"><text:span text:style-name="T119"> </text:span></text:span><text:span text:style-name="User_20_Entry"><text:span text:style-name="T135">F2</text:span></text:span><text:span text:style-name="User_20_Entry"><text:span text:style-name="T123">,</text:span></text:span><text:span text:style-name="Definition"><text:span text:style-name="T119"> </text:span></text:span><text:span text:style-name="User_20_Entry"><text:span text:style-name="T135">F9</text:span></text:span><text:span text:style-name="User_20_Entry"><text:span text:style-name="T123">,</text:span></text:span><text:span text:style-name="Definition"><text:span text:style-name="T119"> </text:span></text:span><text:span text:style-name="User_20_Entry"><text:span text:style-name="T135">F10</text:span></text:span><text:span text:style-name="User_20_Entry"><text:span text:style-name="T123">,</text:span></text:span><text:span text:style-name="Definition"><text:span text:style-name="T119"> </text:span></text:span><text:span text:style-name="User_20_Entry"><text:span text:style-name="T135">F11</text:span></text:span><text:span text:style-name="User_20_Entry"><text:span text:style-name="T123">,</text:span></text:span><text:span text:style-name="Definition"><text:span text:style-name="T119"> </text:span></text:span><text:span text:style-name="Definition"><text:span text:style-name="T120">o</text:span></text:span><text:span text:style-name="Definition"><text:span text:style-name="T121">f</text:span></text:span><text:span text:style-name="Definition"><text:span text:style-name="T119"> </text:span></text:span><text:span text:style-name="User_20_Entry"><text:span text:style-name="T135">F12</text:span></text:span><text:span text:style-name="User_20_Entry"><text:span text:style-name="T123">.</text:span></text:span></text:p></text:note-body></text:note></text:span><text:span text:style-name="T173"> </text:span><text:span text:style-name="T174">een </text:span><text:span text:style-name="T168"><text:user-field-get text:name="Distro">Debian</text:user-field-get></text:span><text:span text:style-name="T169"><text:s/></text:span><text:span text:style-name="T169"><text:user-field-get text:name="Version">12</text:user-field-get></text:span><text:span text:style-name="Strong_20_Emphasis"><text:span text:style-name="T167"><text:s/></text:span></text:span><text:span text:style-name="Strong_20_Emphasis"><text:span text:style-name="T172">Server</text:span></text:span><text:span text:style-name="Strong_20_Emphasis"><text:span text:style-name="T170"> </text:span></text:span><text:span text:style-name="Strong_20_Emphasis"><text:span text:style-name="T171">Live</text:span></text:span><text:span text:style-name="T79"><text:note text:id="ftn4" text:note-class="footnote"><text:note-citation>2</text:note-citation><text:note-body><text:p text:style-name="P17"><text:span text:style-name="T216">Vanaf een </text:span><text:span text:style-name="T226">L</text:span><text:span text:style-name="T216">ive </text:span><text:span text:style-name="T227">USB</text:span><text:span text:style-name="T225">-stick</text:span><text:span text:style-name="T228"> </text:span><text:span text:style-name="T216">kunt u opstarten en </text:span><text:span text:style-name="T219">met </text:span><text:span text:style-name="Strong_20_Emphasis"><text:span text:style-name="T175"><text:user-field-get text:name="Distro">Debian</text:user-field-get></text:span></text:span><text:span text:style-name="Strong_20_Emphasis"><text:span text:style-name="T175"><text:s/></text:span></text:span><text:span text:style-name="T216">werken zonder enige bestanden op de harde schijf te wijzigen en maakt ook installatie van </text:span><text:span text:style-name="Strong_20_Emphasis"><text:span text:style-name="T175"><text:user-field-get text:name="Distro">Debian</text:user-field-get></text:span></text:span><text:span text:style-name="Strong_20_Emphasis"><text:span text:style-name="T175"><text:s/></text:span></text:span><text:span text:style-name="T216">mogelijk.</text:span></text:p></text:note-body></text:note></text:span><text:span text:style-name="T78"> </text:span><text:span text:style-name="T82">USB</text:span><text:span text:style-name="T80">-stick</text:span><text:span text:style-name="T80"><text:note text:id="ftn5" text:note-class="footnote"><text:note-citation>3</text:note-citation><text:note-body><text:p text:style-name="P61"><text:span text:style-name="Strong_20_Emphasis"><text:span text:style-name="T101">Maak een opstartbare USB-stick</text:span></text:span><text:span text:style-name="Strong_20_Emphasis"><text:span text:style-name="T97">:<text:line-break/></text:span></text:span><text:span text:style-name="Strong_20_Emphasis"><text:span text:style-name="T94">D</text:span></text:span><text:span text:style-name="Strong_20_Emphasis"><text:span text:style-name="T87">ow</text:span></text:span><text:span text:style-name="Strong_20_Emphasis"><text:span text:style-name="T88">nload </text:span></text:span><text:span text:style-name="Strong_20_Emphasis"><text:span text:style-name="T85">e</text:span></text:span><text:span text:style-name="Strong_20_Emphasis"><text:span text:style-name="T89">e</text:span></text:span><text:span text:style-name="Strong_20_Emphasis"><text:span text:style-name="T90">n</text:span></text:span><text:span text:style-name="Strong_20_Emphasis"><text:span text:style-name="T112"> </text:span></text:span><text:span text:style-name="Strong_20_Emphasis"><text:span text:style-name="T133">CD</text:span></text:span><text:span text:style-name="Strong_20_Emphasis"><text:span text:style-name="T132">-beeldbestand</text:span></text:span><text:span text:style-name="Strong_20_Emphasis"><text:span text:style-name="T88"> </text:span></text:span><text:span text:style-name="Strong_20_Emphasis"><text:span text:style-name="T95">(.iso) </text:span></text:span><text:span text:style-name="Strong_20_Emphasis"><text:span text:style-name="T91">v</text:span></text:span><text:span text:style-name="Strong_20_Emphasis"><text:span text:style-name="T92">anaf</text:span></text:span><text:span text:style-name="Strong_20_Emphasis"><text:span text:style-name="T93"> </text:span></text:span><text:a xlink:type="simple" xlink:href="https://www.debian.org/" text:style-name="Internet_20_link" text:visited-style-name="Visited_20_Internet_20_Link"><text:span text:style-name="Strong_20_Emphasis"><text:span text:style-name="T220">debian.org</text:span></text:span></text:a><text:span text:style-name="Strong_20_Emphasis"><text:span text:style-name="T93">, </text:span></text:span><text:span text:style-name="Strong_20_Emphasis"><text:span text:style-name="T96">klik </text:span></text:span><text:span text:style-name="Strong_20_Emphasis"><text:span text:style-name="T99">achtereenvolgens op </text:span></text:span><text:span text:style-name="Strong_20_Emphasis"><text:span text:style-name="T104">Other downloads</text:span></text:span><text:span text:style-name="Strong_20_Emphasis"><text:span text:style-name="T99"> (onder Download) &gt; </text:span></text:span><text:span text:style-name="Strong_20_Emphasis"><text:span text:style-name="T104">Other live ISO</text:span></text:span><text:span text:style-name="Strong_20_Emphasis"><text:span text:style-name="T99"> (onder Try </text:span></text:span><text:span text:style-name="Strong_20_Emphasis"><text:span text:style-name="T99"><text:user-field-get text:name="Distro">Debian</text:user-field-get></text:span></text:span><text:span text:style-name="Strong_20_Emphasis"><text:span text:style-name="T99"><text:s/></text:span></text:span><text:span text:style-name="Strong_20_Emphasis"><text:span text:style-name="T100">live before installing) &gt; <text:line-break/></text:span></text:span><text:span text:style-name="Strong_20_Emphasis"><text:span text:style-name="T103">debian-live-</text:span></text:span><text:span text:style-name="Strong_20_Emphasis"><text:span text:style-name="T103"><text:user-field-get text:name="Version">12</text:user-field-get></text:span></text:span><text:span text:style-name="Strong_20_Emphasis"><text:span text:style-name="T103">...-amd64-standard.iso</text:span></text:span><text:span text:style-name="Strong_20_Emphasis"><text:span text:style-name="T100">.</text:span></text:span><text:span text:style-name="Strong_20_Emphasis"><text:span text:style-name="T88"><text:line-break/></text:span></text:span><text:span text:style-name="Strong_20_Emphasis"><text:span text:style-name="T98">De volgende stappen staan beschreven in </text:span></text:span><text:span text:style-name="Strong_20_Emphasis"><text:span text:style-name="T102">Linux informatie</text:span></text:span><text:span text:style-name="Strong_20_Emphasis"><text:span text:style-name="T98">, te vinden op </text:span></text:span><text:a xlink:type="simple" xlink:href="https://karelzimmer.nl/" text:style-name="Internet_20_link" text:visited-style-name="Visited_20_Internet_20_Link"><text:span text:style-name="Strong_20_Emphasis"><text:span text:style-name="T221">karelzimmer.nl</text:span></text:span></text:a><text:span text:style-name="Strong_20_Emphasis"><text:span text:style-name="T98">, onder </text:span></text:span><text:span text:style-name="Strong_20_Emphasis"><text:span text:style-name="T102">Linux</text:span></text:span><text:span text:style-name="Strong_20_Emphasis"><text:span text:style-name="T98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34"><text:span text:style-name="Strong_20_Emphasis"><text:span text:style-name="T42">Selecteer</text:span></text:span><text:span text:style-name="Strong_20_Emphasis"><text:span text:style-name="T52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0"> </text:span></text:span><text:span text:style-name="Strong_20_Emphasis"><text:span text:style-name="T54">en druk op de</text:span></text:span><text:span text:style-name="Strong_20_Emphasis"><text:span text:style-name="T44"> </text:span></text:span><text:span text:style-name="Strong_20_Emphasis"><text:span text:style-name="T137">Enter</text:span></text:span><text:span text:style-name="Strong_20_Emphasis"><text:span text:style-name="T34">-toets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2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78">Volg de aanwijzingen op de installatieschermen.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7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57"><text:span text:style-name="Strong_20_Emphasis"><text:span text:style-name="T23">Bi</text:span></text:span><text:span text:style-name="Strong_20_Emphasis"><text:span text:style-name="T30">j</text:span></text:span><text:span text:style-name="Strong_20_Emphasis"><text:span text:style-name="T23"> </text:span></text:span><text:span text:style-name="Strong_20_Emphasis"><text:span text:style-name="T62">Select a language</text:span></text:span><text:span text:style-name="Strong_20_Emphasis"><text:span text:style-name="T23">: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67"><text:span text:style-name="Strong_20_Emphasis"><text:span text:style-name="T30">K</text:span></text:span><text:span text:style-name="Strong_20_Emphasis"><text:span text:style-name="T23">ies </text:span></text:span><text:span text:style-name="Strong_20_Emphasis"><text:span text:style-name="T65">Dutch - </text:span></text:span><text:span text:style-name="Strong_20_Emphasis"><text:span text:style-name="T66">Nederlands</text:span></text:span><text:span text:style-name="Strong_20_Emphasis"><text:span text:style-name="T23"> </text:span></text:span><text:span text:style-name="Strong_20_Emphasis"><text:span text:style-name="T31">en klik op </text:span></text:span><text:span text:style-name="Strong_20_Emphasis"><text:span text:style-name="T67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48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6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8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58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3">C</text:span></text:span><text:span text:style-name="Strong_20_Emphasis"><text:span text:style-name="T60">omputer</text:span></text:span><text:span text:style-name="Strong_20_Emphasis"><text:span text:style-name="T63">naam</text:span></text:span><text:span text:style-name="Strong_20_Emphasis"><text:span text:style-name="T2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6"> </text:span></text:span><text:span text:style-name="Strong_20_Emphasis"><text:span text:style-name="T47">en klik op </text:span></text:span><text:span text:style-name="Strong_20_Emphasis"><text:span text:style-name="T68">Verderga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59"><text:span text:style-name="Strong_20_Emphasis"><text:span text:style-name="T53">Bij</text:span></text:span> <text:span text:style-name="T217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76"><text:span text:style-name="T176">Stel geen </text:span><text:span text:style-name="T177">Root</text:span><text:span text:style-name="T176">-wachtwoord in</text:span><text:span text:style-name="Strong_20_Emphasis"><text:span text:style-name="T41"> </text:span></text:span><text:span text:style-name="Strong_20_Emphasis"><text:span text:style-name="T45">maar klik op </text:span></text:span><text:span text:style-name="Strong_20_Emphasis"><text:span text:style-name="T69">Verderga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4" office:value-type="string">
            <text:p text:style-name="P77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9">Wat is </text:span></text:span><text:span text:style-name="Strong_20_Emphasis"><text:span text:style-name="T63">de volledige </text:span></text:span><text:span text:style-name="Strong_20_Emphasis"><text:span text:style-name="T59">naam </text:span></text:span><text:span text:style-name="Strong_20_Emphasis"><text:span text:style-name="T63">van de nieuwe gebruiker</text:span></text:span><text:span text:style-name="Strong_20_Emphasis"><text:span text:style-name="T59">?</text:span></text:span><text:span text:style-name="Strong_20_Emphasis"><text:span text:style-name="T24"> </text:span></text:span><text:span text:style-name="Definition"><text:span text:style-name="T8">gebruiker</text:span></text:span><text:span text:style-name="Strong_20_Emphasis"><text:span text:style-name="T46"> </text:span></text:span><text:span text:style-name="Strong_20_Emphasis"><text:span text:style-name="T47">en klik op </text:span></text:span><text:span text:style-name="Strong_20_Emphasis"><text:span text:style-name="T68">Verderga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4" office:value-type="string">
            <text:p text:style-name="P77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9">W</text:span></text:span><text:span text:style-name="Strong_20_Emphasis"><text:span text:style-name="T64">at is de gebruikersnaam voor uw </text:span></text:span><text:span text:style-name="Strong_20_Emphasis"><text:span text:style-name="T59"><text:s/></text:span></text:span><text:span text:style-name="Strong_20_Emphasis"><text:span text:style-name="T64">account</text:span></text:span><text:span text:style-name="Strong_20_Emphasis"><text:span text:style-name="T59">?</text:span></text:span><text:span text:style-name="Strong_20_Emphasis"><text:span text:style-name="T2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6"> </text:span></text:span><text:span text:style-name="Strong_20_Emphasis"><text:span text:style-name="T47">en klik op </text:span></text:span><text:span text:style-name="Strong_20_Emphasis"><text:span text:style-name="T68">Verderga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6" office:value-type="string">
            <text:p text:style-name="P77"><text:span text:style-name="Strong_20_Emphasis"><text:span text:style-name="T29">Geef</text:span></text:span><text:span text:style-name="Strong_20_Emphasis"><text:span text:style-name="T24"> </text:span></text:span><text:span text:style-name="Strong_20_Emphasis"><text:span text:style-name="T27">tweemaal </text:span></text:span><text:span text:style-name="Strong_20_Emphasis"><text:span text:style-name="T29">een </text:span></text:span><text:span text:style-name="Strong_20_Emphasis"><text:span text:style-name="T61">wachtwoord</text:span></text:span><text:span text:style-name="Strong_20_Emphasis"><text:span text:style-name="T46"> </text:span></text:span><text:span text:style-name="Strong_20_Emphasis"><text:span text:style-name="T47">en klik op </text:span></text:span><text:span text:style-name="Strong_20_Emphasis"><text:span text:style-name="T68">Verdergaan</text:span></text:span><text:span text:style-name="Strong_20_Emphasis"><text:span text:style-name="T47">.</text:span></text:span></text:p>
          </table:table-cell>
        </table:table-row>
      </table:table>
      <text:p text:style-name="P35"><text:span text:style-name="Strong_20_Emphasis"><text:span text:style-name="T55"/></text:span></text:p>
      <text:list text:continue-numbering="true" text:style-name="L1">
        <text:list-item>
          <text:p text:style-name="P72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6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48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38"><text:span text:style-name="Strong_20_Emphasis"><text:span text:style-name="T28">Aanmelden als </text:span></text:span><text:span text:style-name="Definition"><text:span text:style-name="T8">gebruik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5"><text:span text:style-name="Strong_20_Emphasis"><text:span text:style-name="T83"><draw:control text:anchor-type="as-char" draw:z-index="19" draw:name="Vorm4" draw:style-name="gr1" draw:text-style-name="P81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63"><text:span text:style-name="Strong_20_Emphasis"><text:span text:style-name="T84">Typ: </text:span></text:span><text:span text:style-name="User_20_Entry"><text:span text:style-name="T13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9"><text:span text:style-name="Strong_20_Emphasis"><text:span text:style-name="T36">V</text:span>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5"><text:span text:style-name="Strong_20_Emphasis"><text:span text:style-name="T83"><draw:control text:anchor-type="as-char" draw:z-index="20" draw:name="Vorm 6" draw:style-name="gr1" draw:text-style-name="P81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3"><text:span text:style-name="Strong_20_Emphasis"><text:span text:style-name="T84">Typ: </text:span></text:span><text:span text:style-name="Strong_20_Emphasis"><text:span text:style-name="T136">kz menu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38">Kie</text:span></text:span><text:span text:style-name="Strong_20_Emphasis"><text:span text:style-name="T43">s</text:span></text:span><text:span text:style-name="Strong_20_Emphasis"><text:span text:style-name="T39"> </text:span></text:span><text:span text:style-name="Strong_20_Emphasis"><text:span text:style-name="T71">3</text:span></text:span><text:span text:style-name="Strong_20_Emphasis"><text:span text:style-name="T56"> Installatie afronden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8" office:value-type="string">
            <text:p text:style-name="P41"><text:span text:style-name="T3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</table:table>
      <text:p text:style-name="P36"><text:span text:style-name="Strong_20_Emphasis"><text:span text:style-name="T28"><text:tab/></text:span></text:span></text:p>
      <text:p text:style-name="P37"><text:span text:style-name="Strong_20_Emphasis"><text:span text:style-name="T38"><text:tab/></text:span></text:span></text:p>
      <text:list text:continue-numbering="true" text:style-name="L1">
        <text:list-item>
          <text:p text:style-name="P71"><text:span text:style-name="Strong_20_Emphasis"><text:span text:style-name="T2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><text:span text:style-name="Strong_20_Emphasis"><text:span text:style-name="T48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53"><text:span text:style-name="Strong_20_Emphasis"><text:span text:style-name="T48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32"><text:span text:style-name="Strong_20_Emphasis"><text:span text:style-name="T28">Aanmelden als </text:span></text:span><text:span text:style-name="Definition"><text:span text:style-name="T8">gebruiker</text:span></text:span><text:span text:style-name="Strong_20_Emphasis"><text:span text:style-name="T33"><text:note text:id="ftn6" text:note-class="footnote"><text:note-citation>1</text:note-citation><text:note-body><text:p text:style-name="P44"><text:span text:style-name="User_20_Entry"><text:span text:style-name="T86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18">gebruiker</text:span></text:span><text:span text:style-name="User_20_Entry"><text:span text:style-name="T110">s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5"><text:span text:style-name="Strong_20_Emphasis"><text:span text:style-name="T83"><draw:control text:anchor-type="as-char" draw:z-index="21" draw:name="Vorm 9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55"><text:span text:style-name="Strong_20_Emphasis"><text:span text:style-name="T83"><draw:control text:anchor-type="as-char" draw:z-index="22" draw:name="Vorm 10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63"><text:span text:style-name="Strong_20_Emphasis"><text:span text:style-name="T84">Typ: </text:span></text:span><text:span text:style-name="Strong_20_Emphasis"><text:span text:style-name="T136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3"><text:span text:style-name="Strong_20_Emphasis"><text:span text:style-name="T38">Kie</text:span></text:span><text:span text:style-name="Strong_20_Emphasis"><text:span text:style-name="T43">s</text:span></text:span><text:span text:style-name="Strong_20_Emphasis"><text:span text:style-name="T39"> </text:span></text:span><text:span text:style-name="Strong_20_Emphasis"><text:span text:style-name="T71">4</text:span></text:span><text:span text:style-name="Strong_20_Emphasis"><text:span text:style-name="T56"> Gebruiker inricht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42"><text:span text:style-name="T3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</table:table>
      <text:p text:style-name="P15"/>
      <text:p text:style-name="P6"/>
      <text:p text:style-name="P65"><text:span text:style-name="T74">E</text:span><text:span text:style-name="T75">inde c</text:span><text:span text:style-name="T76">hecklist, </text:span><text:span text:style-name="T77">d</text:span><text:span text:style-name="T76">e</text:span><text:span text:style-name="T166"> installatie van </text:span><text:span text:style-name="T166"><text:user-field-get text:name="Distro">Debian</text:user-field-get></text:span><text:span text:style-name="T169"><text:s/></text:span><text:span text:style-name="T169"><text:user-field-get text:name="Version">12</text:user-field-get></text:span><text:span text:style-name="Strong_20_Emphasis"><text:span text:style-name="T167"><text:s/></text:span></text:span><text:span text:style-name="Strong_20_Emphasis"><text:span text:style-name="T172">Server</text:span></text:span><text:span text:style-name="Strong_20_Emphasis"><text:span text:style-name="T170"> </text:span></text:span><text:span text:style-name="T166">is voltooid.</text:span></text:p>
      <text:p text:style-name="P28"/>
      <text:list text:style-name="L2">
        <text:list-header>
          <text:p text:style-name="P74"><text:span text:style-name="Emphasis"><text:span text:style-name="T23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3">Karel Zimmer</text:span></text:span></text:a><text:span text:style-name="Emphasis"><text:span text:style-name="T234">.</text:span></text:span></text:p>
          <text:p text:style-name="P75"><text:span text:style-name="Emphasis"><text:span text:style-name="T236">Licentie </text:span></text:span><text:span text:style-name="Emphasis"><text:span text:style-name="T234">C</text:span></text:span><text:span text:style-name="Emphasis"><text:span text:style-name="T235">C0</text:span></text:span><text:span text:style-name="Emphasis"><text:span text:style-name="T234"> 1.0 </text:span></text:span><text:span text:style-name="Emphasis"><text:span text:style-name="T23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1"><text:s/></text:span></text:span><text:span text:style-name="Emphasis"><text:span text:style-name="T23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9-26T19:22:32.283010818">26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6T19:22:32.167668462</dc:date>
    <meta:keyword>Installatie</meta:keyword>
    <meta:keyword>Checklist</meta:keyword>
    <meta:keyword>Linux</meta:keyword>
    <meta:editing-cycles>7009</meta:editing-cycles>
    <meta:editing-duration>P12DT12H26M24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23" meta:character-count="2928" meta:non-whitespace-character-count="2523"/>
    <meta:user-defined meta:name="Info 1"/>
    <meta:user-defined meta:name="Info 2"/>
    <meta:user-defined meta:name="Info 3"/>
    <meta:user-defined meta:name="Info 4"/>
  </office:meta>
</office:document-meta>
</file>